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a28bf" officeooo:paragraph-rsid="001a28bf"/>
    </style:style>
    <style:style style:name="P2" style:family="paragraph" style:parent-style-name="Standard">
      <style:paragraph-properties fo:text-align="center" style:justify-single-word="false"/>
      <style:text-properties fo:font-weight="bold" officeooo:rsid="001a28bf" officeooo:paragraph-rsid="001a28bf" style:font-weight-asian="bold" style:font-weight-complex="bold"/>
    </style:style>
    <style:style style:name="P3" style:family="paragraph" style:parent-style-name="Standard">
      <style:paragraph-properties fo:text-align="start" style:justify-single-word="false"/>
      <style:text-properties fo:font-weight="normal" officeooo:rsid="001a28bf" officeooo:paragraph-rsid="001a28bf" style:font-weight-asian="normal" style:font-weight-complex="normal"/>
    </style:style>
    <style:style style:name="P4" style:family="paragraph" style:parent-style-name="Standard">
      <style:paragraph-properties fo:text-align="start" style:justify-single-word="false"/>
      <style:text-properties fo:font-weight="bold" officeooo:rsid="001a28bf" officeooo:paragraph-rsid="001a28bf" style:font-weight-asian="bold" style:font-weight-complex="bold"/>
    </style:style>
    <style:style style:name="P5" style:family="paragraph" style:parent-style-name="Standard">
      <style:paragraph-properties fo:text-align="start" style:justify-single-word="false"/>
      <style:text-properties fo:font-weight="normal" officeooo:rsid="001d7cb2" officeooo:paragraph-rsid="001d7cb2" style:font-weight-asian="normal" style:font-weight-complex="normal"/>
    </style:style>
    <style:style style:name="P6" style:family="paragraph" style:parent-style-name="Standard">
      <style:paragraph-properties fo:text-align="start" style:justify-single-word="false"/>
      <style:text-properties fo:font-weight="normal" officeooo:rsid="001f2ec5" officeooo:paragraph-rsid="001f2ec5" style:font-weight-asian="normal" style:font-weight-complex="normal"/>
    </style:style>
    <style:style style:name="T1" style:family="text">
      <style:text-properties officeooo:rsid="001d7cb2"/>
    </style:style>
    <style:style style:name="T2" style:family="text">
      <style:text-properties officeooo:rsid="001f2ec5"/>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Wouter Vandorpe</text:p>
      <text:p text:style-name="P1">Weststraat 138A203</text:p>
      <text:p text:style-name="P1">Sleidinge 9940</text:p>
      <text:p text:style-name="P1"/>
      <text:p text:style-name="P1"/>
      <text:p text:style-name="P1"/>
      <text:p text:style-name="P2">Modification code blocks in cycle builder with AI</text:p>
      <text:p text:style-name="P3"/>
      <text:p text:style-name="P4">Inleiding</text:p>
      <text:p text:style-name="P4"/>
      <text:p text:style-name="P3">In the software there is located a cycle builder with different methods called into a tree structure.</text:p>
      <text:p text:style-name="P3">This code blocks can be modified from locations or existing code blocks (methods) can be added into the tree structure or removed. The user interface allows this with the current functionality.</text:p>
      <text:p text:style-name="P3"/>
      <text:p text:style-name="P3">If we add AI to the application this could take over the work from the manual shifting adding or removing code blocks.</text:p>
      <text:p text:style-name="P3"/>
      <text:p text:style-name="P4">Practical</text:p>
      <text:p text:style-name="P4"/>
      <text:p text:style-name="P3">When creating a private chat bot in AI you can call over https functions to a the backend.</text:p>
      <text:p text:style-name="P3">Generating from text <text:span text:style-name="T1">the</text:span> keywords <text:span text:style-name="T1">and send them over http</text:span> <text:span text:style-name="T1">to</text:span> method calls.<text:line-break/></text:p>
      <text:p text:style-name="P5">This method calls order, add or remove <text:span text:style-name="T2">the </text:span>methods into the tree structure.</text:p>
      <text:p text:style-name="P3">In the backend we can define:</text:p>
      <text:p text:style-name="P3"/>
      <text:p text:style-name="P6">addToLevelAndRow(args ...)</text:p>
      <text:p text:style-name="P6">removeFromLevelAndRow(args ...)</text:p>
      <text:p text:style-name="P6">connectMethodFromLevelAndRowToMethodFromLevelAndRow(args ...)</text:p>
      <text:p text:style-name="P6">disconnectMethodFromLevelAndRowToMethodFromLevelAndRow(args ...)</text:p>
      <text:p text:style-name="P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1-01T16:02:35.893834346</meta:creation-date>
    <dc:date>2026-01-01T17:29:09.206877004</dc:date>
    <meta:editing-duration>PT2M53S</meta:editing-duration>
    <meta:editing-cycles>1</meta:editing-cycles>
    <meta:document-statistic meta:table-count="0" meta:image-count="0" meta:object-count="0" meta:page-count="1" meta:paragraph-count="17" meta:word-count="144" meta:character-count="977" meta:non-whitespace-character-count="849"/>
    <meta:generator>LibreOffice/25.2.4.3$Linux_X86_64 LibreOffice_project/520$Build-3</meta:generator>
  </office:meta>
</office:document-meta>
</file>